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officeooo:paragraph-rsid="0003567a"/>
    </style:style>
    <style:style style:name="P3" style:family="paragraph" style:parent-style-name="Standard">
      <style:text-properties fo:color="#000000" officeooo:paragraph-rsid="0003567a"/>
    </style:style>
    <style:style style:name="P4" style:family="paragraph" style:parent-style-name="Standard">
      <style:text-properties officeooo:paragraph-rsid="0003567a"/>
    </style:style>
    <style:style style:name="P5" style:family="paragraph" style:parent-style-name="Standard">
      <style:text-properties officeooo:paragraph-rsid="00079cf4"/>
    </style:style>
    <style:style style:name="P6" style:family="paragraph" style:parent-style-name="Standard">
      <style:text-properties fo:color="#000000" officeooo:rsid="0003567a" officeooo:paragraph-rsid="0003567a"/>
    </style:style>
    <style:style style:name="P7" style:family="paragraph" style:parent-style-name="Standard">
      <style:text-properties fo:color="#000000" officeooo:paragraph-rsid="00079cf4"/>
    </style:style>
    <style:style style:name="P8" style:family="paragraph" style:parent-style-name="Standard">
      <style:text-properties fo:color="#000000" officeooo:paragraph-rsid="000d5cec"/>
    </style:style>
    <style:style style:name="P9" style:family="paragraph" style:parent-style-name="Standard">
      <style:text-properties officeooo:paragraph-rsid="00079cf4"/>
    </style:style>
    <style:style style:name="P10" style:family="paragraph" style:parent-style-name="Standard">
      <style:text-properties fo:color="#c9211e" officeooo:paragraph-rsid="00079cf4"/>
    </style:style>
    <style:style style:name="T1" style:family="text">
      <style:text-properties officeooo:rsid="00024472"/>
    </style:style>
    <style:style style:name="T2" style:family="text">
      <style:text-properties officeooo:rsid="0003567a"/>
    </style:style>
    <style:style style:name="T3" style:family="text">
      <style:text-properties fo:color="#c9211e"/>
    </style:style>
    <style:style style:name="T4" style:family="text">
      <style:text-properties fo:color="#c9211e" officeooo:rsid="0003567a"/>
    </style:style>
    <style:style style:name="T5" style:family="text">
      <style:text-properties fo:color="#000000"/>
    </style:style>
    <style:style style:name="T6" style:family="text">
      <style:text-properties fo:color="#000000" officeooo:rsid="00079cf4"/>
    </style:style>
    <style:style style:name="T7" style:family="text">
      <style:text-properties officeooo:rsid="0005ac92"/>
    </style:style>
    <style:style style:name="T8" style:family="text">
      <style:text-properties officeooo:rsid="00079cf4"/>
    </style:style>
    <style:style style:name="T9" style:family="text">
      <style:text-properties officeooo:rsid="0008bf5d"/>
    </style:style>
    <style:style style:name="T10" style:family="text">
      <style:text-properties officeooo:rsid="000d5c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Tuesday evening, the support team suddenly received lots of tickets about the system not</text:p>
      <text:p text:style-name="P1">responding. What would you do first?</text:p>
      <text:p text:style-name="Standard"/>
      <text:p text:style-name="Standard">- <text:span text:style-name="T1">First , i will check if there are any alerts received about system failure related issues to my official communication channel or email.</text:span></text:p>
      <text:p text:style-name="Standard"/>
      <text:p text:style-name="Standard">- <text:span text:style-name="T1">I will filter out system failure related issue’s alerts notification and will check out the timestamps of those incidents.</text:span></text:p>
      <text:p text:style-name="Standard"/>
      <text:p text:style-name="Standard">- <text:span text:style-name="T1">I will check the logs in the logs file according to that timestamps to evaluate the exact cause of the issues.</text:span></text:p>
      <text:p text:style-name="Standard"/>
      <text:p text:style-name="Standard"/>
      <text:p text:style-name="Standard"/>
      <text:p text:style-name="P1">It turned out the database is down and got lots of these errors</text:p>
      <text:p text:style-name="P1">`{</text:p>
      <text:p text:style-name="P1">"textPayload": "2021-02-05T11:26:53.446+0000 I NETWORK [listener] Error accepting new</text:p>
      <text:p text:style-name="P1">connection on 0.0.0.0:27017: Too many open files",</text:p>
      <text:p text:style-name="P1">"insertId": "d0qpgjirj8ofxkivw",</text:p>
      <text:p text:style-name="P1">"resource": {</text:p>
      <text:p text:style-name="P1">"type": "gce_instance",</text:p>
      <text:p text:style-name="P1">"labels": {</text:p>
      <text:p text:style-name="P1">"zone": "us-west1-a",</text:p>
      <text:p text:style-name="P1">"instance_id": "yyyy",</text:p>
      <text:p text:style-name="P1">"project_id": "upheld-fold-xxxx"</text:p>
      <text:p text:style-name="P1">}</text:p>
      <text:p text:style-name="P1">},</text:p>
      <text:p text:style-name="P1">"timestamp": "2021-02-05T11:26:53.730468662Z",</text:p>
      <text:p text:style-name="P1">"labels": {</text:p>
      <text:p text:style-name="P1">"compute.googleapis.com/resource_name": "mongodb-prod-2-servers-vm-1"</text:p>
      <text:p text:style-name="P1">},</text:p>
      <text:p text:style-name="P1">"logName": "projects/xxxxxlogs/mongo-log",</text:p>
      <text:p text:style-name="P1">"receiveTimestamp": "2021-02-05T11:26:58.629890479Z"</text:p>
      <text:p text:style-name="P1">}`</text:p>
      <text:p text:style-name="P1"/>
      <text:p text:style-name="P1"/>
      <text:p text:style-name="P1"/>
      <text:p text:style-name="P1">What would you check and do?</text:p>
      <text:p text:style-name="P1"/>
      <text:p text:style-name="P3">- <text:span text:style-name="T2">I will check the error message which says “ <text:s/></text:span><text:span text:style-name="T4">Error accepting new </text:span><text:span text:style-name="T3">connection on 0.0.0.0:27017:Too many open files </text:span>“</text:p>
      <text:p text:style-name="P3"/>
      <text:p text:style-name="P6">- I will try to find the root cause of this error on:</text:p>
      <text:p text:style-name="P6"><text:tab/> What was the configuration and environment of the database?</text:p>
      <text:p text:style-name="P3"><text:tab/> <text:span text:style-name="T2">How this error occurred ? Possible causes?</text:span></text:p>
      <text:p text:style-name="P3"/>
      <text:p text:style-name="P3">- <text:span text:style-name="T2">Will try to search through internet about similar error caused and possible solutions on it.</text:span></text:p>
      <text:p text:style-name="P3"/>
      <text:p text:style-name="P3"/>
      <text:p text:style-name="P3"/>
      <text:p text:style-name="P3"/>
      <text:p text:style-name="P3"/>
      <text:p text:style-name="P2"><text:soft-page-break/>To prevent this kind of error, even before the client finds out, what would you do?</text:p>
      <text:p text:style-name="P2"/>
      <text:p text:style-name="P3">- <text:span text:style-name="T7">According to what i have find about the above error :</text:span></text:p>
      <text:p text:style-name="P3"><text:tab/><text:span text:style-name="T7">Multiple mongod and mongos instances are running at same time </text:span><text:span text:style-name="T8">under same user </text:span><text:span text:style-name="T7">and has <text:tab/>already </text:span><text:span text:style-name="T8">maxed out the ulimit of OS.</text:span></text:p>
      <text:p text:style-name="P3"/>
      <text:p text:style-name="P3">- <text:span text:style-name="T8">Fixe</text:span><text:span text:style-name="T9">s</text:span><text:span text:style-name="T8"> which i think we can make to prevent such errors:</text:span></text:p>
      <text:p text:style-name="P3"><text:tab/><text:span text:style-name="T8">We have to customise(tune) the profile of the OS we are using by:</text:span></text:p>
      <text:p text:style-name="P4"><text:span text:style-name="T5"><text:tab/><text:tab/></text:span><text:span text:style-name="T6">Adjust the readahead settings </text:span>on the devices storing your database files.</text:p>
      <text:p text:style-name="P3"><text:tab/><text:tab/><text:span text:style-name="T8">Adjust the ulimit accordingly.</text:span></text:p>
      <text:p text:style-name="P5"><text:span text:style-name="T5"><text:tab/><text:tab/></text:span>Configure sufficient file handles, kernel pid limit , maximum threads per proces<text:span text:style-name="T8">s</text:span> and <text:tab/><text:tab/>maximum number of memory map areas per process.</text:p>
      <text:p text:style-name="P5"><text:tab/><text:tab/>Ensure that your system has swap space configured.</text:p>
      <text:p text:style-name="P5"><text:tab/><text:tab/>Ensure that the system default TCP keepalive is set correctly. </text:p>
      <text:p text:style-name="P5"/>
      <text:p text:style-name="P10">Let’s say we have 2 AWS accounts. In one account we have all Database DB7, and on the</text:p>
      <text:p text:style-name="P10">other account we have a web service web service webapp7. How do you connect the web</text:p>
      <text:p text:style-name="P10">service to the DB in the most secure way? Mentions the steps required to achieve this</text:p>
      <text:p text:style-name="P5"/>
      <text:p text:style-name="P7">- <text:span text:style-name="T10">Lets consider we have Database in account A and web service in account B.</text:span></text:p>
      <text:p text:style-name="P7"/>
      <text:p text:style-name="P7">- <text:span text:style-name="T10">As a best practice we should keep database in private subnet of VPC in account A without any public access.</text:span></text:p>
      <text:p text:style-name="P7"/>
      <text:p text:style-name="P7">- <text:span text:style-name="T10">We need to assume both the accounts in single AWS organization.</text:span></text:p>
      <text:p text:style-name="P7"/>
      <text:p text:style-name="P8">- <text:span text:style-name="T10">Then we can share the private subnet present in account A with account B by:</text:span></text:p>
      <text:p text:style-name="P8"><text:span text:style-name="T10"><text:tab/><text:tab/>Turning on resource sharing within AWS organization.</text:span></text:p>
      <text:p text:style-name="P8"><text:tab/><text:tab/><text:span text:style-name="T10">We need to create resource share.</text:span></text:p>
      <text:p text:style-name="P8"><text:tab/><text:tab/><text:span text:style-name="T10">Share the subnet from account A that owns the VPC to the account B which will use <text:tab/><text:tab/>the subnet.</text:span></text:p>
      <text:p text:style-name="P8"/>
      <text:p text:style-name="P8">- <text:span text:style-name="T10">We can configure the web service in account B to be in shared subnet of account A and we can configure the database security group to only allow traffic from webservice security group.</text:span><text:tab/></text:p>
      <text:p text:style-name="P8"><text:s/><text:tab/></text:p>
      <text:p text:style-name="P8"><text:span text:style-name="T10"><text:s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8:41:47.237307990</meta:creation-date>
    <dc:date>2023-02-24T10:33:23.679408436</dc:date>
    <meta:editing-duration>PT47M2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524" meta:character-count="3179" meta:non-whitespace-character-count="2674"/>
  </office:meta>
</office:document-meta>
</file>